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3368.73" calcext:value-type="float">
            <text:p>-3368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1585.67" calcext:value-type="float">
            <text:p>-1585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1" table:formula="of:=SUM([.B91:.B93])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7];[.B95])" office:value-type="float" office:value="-3368.73" calcext:value-type="float">
            <text:p>-3368.73</text:p>
          </table:table-cell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3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3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2])" office:value-type="float" office:value="121.28" calcext:value-type="float">
            <text:p>121.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3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6:.C17])" office:value-type="float" office:value="486.05" calcext:value-type="float">
            <text:p>486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3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table:style-name="ce3"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1:.C23])" office:value-type="float" office:value="329.5" calcext:value-type="float">
            <text:p>329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19])" office:value-type="float" office:value="607.33" calcext:value-type="float">
            <text:p>607.33</text:p>
          </table:table-cell>
          <table:table-cell table:formula="of:=SUM([.D1:.D25])" office:value-type="float" office:value="936.83" calcext:value-type="float">
            <text:p>936.8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3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30:.C35])" office:value-type="float" office:value="-61" calcext:value-type="float">
            <text:p>-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26];[.D36])" office:value-type="float" office:value="875.83" calcext:value-type="float">
            <text:p>875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00-00-00</text:date>, <text:time style:data-style-name="N2" text:time-value="20:40:59.243329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3T20:41:32.453012592</dc:date>
    <meta:editing-duration>P1DT1H3M15S</meta:editing-duration>
    <meta:editing-cycles>134</meta:editing-cycles>
    <meta:generator>LibreOffice/5.1.6.2$Linux_X86_64 LibreOffice_project/10m0$Build-2</meta:generator>
    <meta:document-statistic meta:table-count="4" meta:cell-count="442" meta:object-count="0"/>
  </office:meta>
</office:document-meta>
</file>